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inherit" svg:font-family="inherit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61in"/>
    </style:style>
    <style:style style:name="co2" style:family="table-column">
      <style:table-column-properties fo:break-before="auto" style:column-width="1.8783in"/>
    </style:style>
    <style:style style:name="co3" style:family="table-column">
      <style:table-column-properties fo:break-before="auto" style:column-width="0.4909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2.0972in"/>
    </style:style>
    <style:style style:name="co7" style:family="table-column">
      <style:table-column-properties fo:break-before="auto" style:column-width="1.8134in"/>
    </style:style>
    <style:style style:name="co8" style:family="table-column">
      <style:table-column-properties fo:break-before="auto" style:column-width="1.9118in"/>
    </style:style>
    <style:style style:name="co9" style:family="table-column">
      <style:table-column-properties fo:break-before="auto" style:column-width="1.7693in"/>
    </style:style>
    <style:style style:name="co10" style:family="table-column">
      <style:table-column-properties fo:break-before="auto" style:column-width="2.0209in"/>
    </style:style>
    <style:style style:name="co11" style:family="table-column">
      <style:table-column-properties fo:break-before="auto" style:column-width="0.7319in"/>
    </style:style>
    <style:style style:name="co12" style:family="table-column">
      <style:table-column-properties fo:break-before="auto" style:column-width="0.5783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0.7862in"/>
    </style:style>
    <style:style style:name="co15" style:family="table-column">
      <style:table-column-properties fo:break-before="auto" style:column-width="0.5681in"/>
    </style:style>
    <style:style style:name="co16" style:family="table-column">
      <style:table-column-properties fo:break-before="auto" style:column-width="0.5346in"/>
    </style:style>
    <style:style style:name="co17" style:family="table-column">
      <style:table-column-properties fo:break-before="auto" style:column-width="0.448in"/>
    </style:style>
    <style:style style:name="co18" style:family="table-column">
      <style:table-column-properties fo:break-before="auto" style:column-width="1.3437in"/>
    </style:style>
    <style:style style:name="co19" style:family="table-column">
      <style:table-column-properties fo:break-before="auto" style:column-width="1.1465in"/>
    </style:style>
    <style:style style:name="co20" style:family="table-column">
      <style:table-column-properties fo:break-before="auto" style:column-width="3.1571in"/>
    </style:style>
    <style:style style:name="co21" style:family="table-column">
      <style:table-column-properties fo:break-before="auto" style:column-width="3.3972in"/>
    </style:style>
    <style:style style:name="co22" style:family="table-column">
      <style:table-column-properties fo:break-before="auto" style:column-width="0.633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8492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T1" style:family="text">
      <style:text-properties style:font-name="Arial" style:font-name-asian="Andale Sans UI" style:font-name-complex="Tahoma"/>
    </style:style>
  </office:automatic-styles>
  <office:body>
    <office:spreadsheet>
      <table:table table:name="Cards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5" table:number-columns-repeated="999" table:default-cell-style-name="ce2"/>
        <table:table-row table:style-name="ro1">
          <table:table-cell table:style-name="ce1" table:formula="of:=[Characters.A1]" office:value-type="string" office:string-value="Faction">
            <text:p>Faction</text:p>
          </table:table-cell>
          <table:table-cell table:style-name="ce1" table:formula="of:=[Characters.B1]" office:value-type="string" office:string-value="Title">
            <text:p>Title</text:p>
          </table:table-cell>
          <table:table-cell table:style-name="ce1" table:formula="of:=[Characters.C1]" office:value-type="string" office:string-value="Name">
            <text:p>Name</text:p>
          </table:table-cell>
          <table:table-cell table:style-name="ce1" table:formula="of:=[Characters.D1]" office:value-type="string" office:string-value="Size">
            <text:p>Size</text:p>
          </table:table-cell>
          <table:table-cell table:style-name="ce1" table:formula="of:=[Characters.E1]" office:value-type="string" office:string-value="Race">
            <text:p>Race</text:p>
          </table:table-cell>
          <table:table-cell table:style-name="ce1" table:formula="of:=[Characters.S1]" office:value-type="string" office:string-value="Mount Size">
            <text:p>Mount Size</text:p>
          </table:table-cell>
          <table:table-cell table:style-name="ce1" table:formula="of:=[Characters.T1]" office:value-type="string" office:string-value="Mount">
            <text:p>Mount</text:p>
          </table:table-cell>
          <table:table-cell table:style-name="ce1" table:formula="of:=[Characters.U1]" office:value-type="string" office:string-value="Card">
            <text:p>Card</text:p>
          </table:table-cell>
          <table:table-cell table:style-name="ce1" table:formula="of:=[Characters.V1]" office:value-type="string" office:string-value="Top Card">
            <text:p>Top Card</text:p>
          </table:table-cell>
          <table:table-cell table:style-name="ce1" table:formula="of:=[Characters.X1]" office:value-type="string" office:string-value="Left Card">
            <text:p>Left Card</text:p>
          </table:table-cell>
          <table:table-cell table:style-name="ce1" table:formula="of:=[Characters.Z1]" office:value-type="string" office:string-value="Right Card">
            <text:p>Right Card</text:p>
          </table:table-cell>
          <table:table-cell table:style-name="ce1" table:formula="of:=[Characters.AB1]" office:value-type="string" office:string-value="Bottom Card">
            <text:p>Bottom Card</text:p>
          </table:table-cell>
          <table:table-cell table:number-columns-repeated="999"/>
        </table:table-row>
        <table:table-row table:style-name="ro1">
          <table:table-cell table:formula="of:=[Characters.A2]" office:value-type="string" office:string-value="Kobold Colony Crag Mountain">
            <text:p>Kobold Colony Crag Mountain</text:p>
          </table:table-cell>
          <table:table-cell table:formula="of:=[Characters.B2]" office:value-type="string" office:string-value="Ranger">
            <text:p>Ranger</text:p>
          </table:table-cell>
          <table:table-cell table:formula="of:=[Characters.C2]" office:value-type="string" office:string-value="Kuvashtim">
            <text:p>Kuvashtim</text:p>
          </table:table-cell>
          <table:table-cell table:formula="of:=[Characters.D2]" office:value-type="string" office:string-value="Small">
            <text:p>Small</text:p>
          </table:table-cell>
          <table:table-cell table:formula="of:=[Characters.E2]" office:value-type="string" office:string-value="Kobold">
            <text:p>Kobold</text:p>
          </table:table-cell>
          <table:table-cell table:formula="of:=[Characters.S2]" office:value-type="string" office:string-value="N/A">
            <text:p>N/A</text:p>
          </table:table-cell>
          <table:table-cell table:formula="of:=[Characters.T2]" office:value-type="string" office:string-value="N/A">
            <text:p>N/A</text:p>
          </table:table-cell>
          <table:table-cell table:formula="of:=[Characters.U2]" office:value-type="string" office:string-value="Treffan Cedarbough">
            <text:p>Treffan Cedarbough</text:p>
          </table:table-cell>
          <table:table-cell table:formula="of:=[Characters.V2]" office:value-type="string" office:string-value="Glimmerwood Cloak">
            <text:p>Glimmerwood Cloak</text:p>
          </table:table-cell>
          <table:table-cell table:formula="of:=[Characters.X2]" office:value-type="string" office:string-value="Moon Bow">
            <text:p>Moon Bow</text:p>
          </table:table-cell>
          <table:table-cell table:formula="of:=[Characters.Z2]" office:value-type="string" office:string-value="Ancestral Mail">
            <text:p>Ancestral Mail</text:p>
          </table:table-cell>
          <table:table-cell table:formula="of:=[Characters.AB2]" office:value-type="string" office:string-value="Spawn Breaker">
            <text:p>Spawn Breaker</text:p>
          </table:table-cell>
          <table:table-cell table:number-columns-repeated="999"/>
        </table:table-row>
        <table:table-row table:style-name="ro1">
          <table:table-cell table:formula="of:=[Characters.A3]" office:value-type="string" office:string-value="Kobold Colony Crag Mountain">
            <text:p>Kobold Colony Crag Mountain</text:p>
          </table:table-cell>
          <table:table-cell table:formula="of:=[Characters.B3]" office:value-type="string" office:string-value="Exemplar">
            <text:p>Exemplar</text:p>
          </table:table-cell>
          <table:table-cell table:formula="of:=[Characters.C3]" office:value-type="string" office:string-value="Duragon">
            <text:p>Duragon</text:p>
          </table:table-cell>
          <table:table-cell table:formula="of:=[Characters.D3]" office:value-type="string" office:string-value="Small">
            <text:p>Small</text:p>
          </table:table-cell>
          <table:table-cell table:formula="of:=[Characters.E3]" office:value-type="string" office:string-value="Kobold">
            <text:p>Kobold</text:p>
          </table:table-cell>
          <table:table-cell table:formula="of:=[Characters.S3]" office:value-type="string" office:string-value="N/A">
            <text:p>N/A</text:p>
          </table:table-cell>
          <table:table-cell table:formula="of:=[Characters.T3]" office:value-type="string" office:string-value="N/A">
            <text:p>N/A</text:p>
          </table:table-cell>
          <table:table-cell table:formula="of:=[Characters.U3]" office:value-type="string" office:string-value="Wyrm Claw Exemplar">
            <text:p>Wyrm Claw Exemplar</text:p>
          </table:table-cell>
          <table:table-cell table:formula="of:=[Characters.V3]" office:value-type="string" office:string-value="Sentinel Statuette">
            <text:p>Sentinel Statuette</text:p>
          </table:table-cell>
          <table:table-cell table:formula="of:=[Characters.X3]" office:value-type="string" office:string-value="Monstrous Maul">
            <text:p>Monstrous Maul</text:p>
          </table:table-cell>
          <table:table-cell table:formula="of:=[Characters.Z3]" office:value-type="string" office:string-value="Bejeweled Shield">
            <text:p>Bejeweled Shield</text:p>
          </table:table-cell>
          <table:table-cell table:formula="of:=[Characters.AB3]" office:value-type="string" office:string-value="Sapphire Crystal Shard">
            <text:p>Sapphire Crystal Shard</text:p>
          </table:table-cell>
          <table:table-cell table:number-columns-repeated="999"/>
        </table:table-row>
        <table:table-row table:style-name="ro1">
          <table:table-cell table:formula="of:=[Characters.A4]" office:value-type="string" office:string-value="Kobold Colony Crag Mountain">
            <text:p>Kobold Colony Crag Mountain</text:p>
          </table:table-cell>
          <table:table-cell table:formula="of:=[Characters.B4]" office:value-type="string" office:string-value="Templar">
            <text:p>Templar</text:p>
          </table:table-cell>
          <table:table-cell table:formula="of:=[Characters.C4]" office:value-type="string" office:string-value="Durvaskitarn">
            <text:p>Durvaskitarn</text:p>
          </table:table-cell>
          <table:table-cell table:formula="of:=[Characters.D4]" office:value-type="string" office:string-value="Small">
            <text:p>Small</text:p>
          </table:table-cell>
          <table:table-cell table:formula="of:=[Characters.E4]" office:value-type="string" office:string-value="Kobold">
            <text:p>Kobold</text:p>
          </table:table-cell>
          <table:table-cell table:formula="of:=[Characters.S4]" office:value-type="string" office:string-value="Large">
            <text:p>Large</text:p>
          </table:table-cell>
          <table:table-cell table:formula="of:=[Characters.T4]" office:value-type="string" office:string-value="Raptor">
            <text:p>Raptor</text:p>
          </table:table-cell>
          <table:table-cell table:formula="of:=[Characters.U4]" office:value-type="string" office:string-value="Wyrm Claw Templar">
            <text:p>Wyrm Claw Templar</text:p>
          </table:table-cell>
          <table:table-cell table:formula="of:=[Characters.V4]" office:value-type="string" office:string-value="Burning Eye">
            <text:p>Burning Eye</text:p>
          </table:table-cell>
          <table:table-cell table:formula="of:=[Characters.X4]" office:value-type="string" office:string-value="Citrine Crystal Shard">
            <text:p>Citrine Crystal Shard</text:p>
          </table:table-cell>
          <table:table-cell table:formula="of:=[Characters.Z4]" office:value-type="string" office:string-value="Heroic Spear">
            <text:p>Heroic Spear</text:p>
          </table:table-cell>
          <table:table-cell table:formula="of:=[Characters.AB4]" office:value-type="string" office:string-value="Prickle Pear 'Splosion">
            <text:p>Prickle Pear 'Splosion</text:p>
          </table:table-cell>
          <table:table-cell table:number-columns-repeated="999"/>
        </table:table-row>
        <table:table-row table:style-name="ro1">
          <table:table-cell table:formula="of:=[Characters.A5]" office:value-type="string" office:string-value="Kobold Colony Crag Mountain">
            <text:p>Kobold Colony Crag Mountain</text:p>
          </table:table-cell>
          <table:table-cell table:formula="of:=[Characters.B5]" office:value-type="string" office:string-value="Dragon Priest">
            <text:p>Dragon Priest</text:p>
          </table:table-cell>
          <table:table-cell table:formula="of:=[Characters.C5]" office:value-type="string" office:string-value="Ki">
            <text:p>Ki</text:p>
          </table:table-cell>
          <table:table-cell table:formula="of:=[Characters.D5]" office:value-type="string" office:string-value="Small">
            <text:p>Small</text:p>
          </table:table-cell>
          <table:table-cell table:formula="of:=[Characters.E5]" office:value-type="string" office:string-value="Kobold">
            <text:p>Kobold</text:p>
          </table:table-cell>
          <table:table-cell table:formula="of:=[Characters.S5]" office:value-type="string" office:string-value="N/A">
            <text:p>N/A</text:p>
          </table:table-cell>
          <table:table-cell table:formula="of:=[Characters.T5]" office:value-type="string" office:string-value="N/A">
            <text:p>N/A</text:p>
          </table:table-cell>
          <table:table-cell table:formula="of:=[Characters.U5]" office:value-type="string" office:string-value="Drago Priest">
            <text:p>Drago Priest</text:p>
          </table:table-cell>
          <table:table-cell table:formula="of:=[Characters.V5]" office:value-type="string" office:string-value="Mushroom Cap">
            <text:p>Mushroom Cap</text:p>
          </table:table-cell>
          <table:table-cell table:formula="of:=[Characters.X5]" office:value-type="string" office:string-value="Lightning Caster">
            <text:p>Lightning Caster</text:p>
          </table:table-cell>
          <table:table-cell table:formula="of:=[Characters.Z5]" office:value-type="string" office:string-value="Ember Tower Robes">
            <text:p>Ember Tower Robes</text:p>
          </table:table-cell>
          <table:table-cell table:formula="of:=[Characters.AB5]" office:value-type="string" office:string-value="Spellmaster Ring">
            <text:p>Spellmaster Ring</text:p>
          </table:table-cell>
          <table:table-cell table:number-columns-repeated="999"/>
        </table:table-row>
        <table:table-row table:style-name="ro1">
          <table:table-cell table:formula="of:=[Characters.A6]" office:value-type="string" office:string-value="Kobold Colony Crag Mountain">
            <text:p>Kobold Colony Crag Mountain</text:p>
          </table:table-cell>
          <table:table-cell table:formula="of:=[Characters.B6]" office:value-type="string" office:string-value="Ironscale">
            <text:p>Ironscale</text:p>
          </table:table-cell>
          <table:table-cell table:formula="of:=[Characters.C6]" office:value-type="float" office:value="0">
            <text:p>0</text:p>
          </table:table-cell>
          <table:table-cell table:formula="of:=[Characters.D6]" office:value-type="string" office:string-value="Small">
            <text:p>Small</text:p>
          </table:table-cell>
          <table:table-cell table:formula="of:=[Characters.E6]" office:value-type="string" office:string-value="Kobold">
            <text:p>Kobold</text:p>
          </table:table-cell>
          <table:table-cell table:formula="of:=[Characters.S6]" office:value-type="string" office:string-value="N/A">
            <text:p>N/A</text:p>
          </table:table-cell>
          <table:table-cell table:formula="of:=[Characters.T6]" office:value-type="string" office:string-value="N/A">
            <text:p>N/A</text:p>
          </table:table-cell>
          <table:table-cell table:formula="of:=[Characters.U6]" office:value-type="string" office:string-value="Ironscale">
            <text:p>Ironscale</text:p>
          </table:table-cell>
          <table:table-cell table:formula="of:=[Characters.V6]" office:value-type="string" office:string-value="Dwarven Helm">
            <text:p>Dwarven Helm</text:p>
          </table:table-cell>
          <table:table-cell table:formula="of:=[Characters.X6]" office:value-type="string" office:string-value="Ogre Mace">
            <text:p>Ogre Mace</text:p>
          </table:table-cell>
          <table:table-cell table:formula="of:=[Characters.Z6]" office:value-type="string" office:string-value="Diamond Plate">
            <text:p>Diamond Plate</text:p>
          </table:table-cell>
          <table:table-cell table:formula="of:=[Characters.AB6]" office:value-type="string" office:string-value="Heart-Shaped Locket">
            <text:p>Heart-Shaped Locket</text:p>
          </table:table-cell>
          <table:table-cell table:number-columns-repeated="999"/>
        </table:table-row>
        <table:table-row table:style-name="ro1">
          <table:table-cell table:formula="of:=[Characters.A7]" office:value-type="string" office:string-value="Kobold Colony Crag Mountain">
            <text:p>Kobold Colony Crag Mountain</text:p>
          </table:table-cell>
          <table:table-cell table:formula="of:=[Characters.B7]" office:value-type="string" office:string-value="Ironscale">
            <text:p>Ironscale</text:p>
          </table:table-cell>
          <table:table-cell table:formula="of:=[Characters.C7]" office:value-type="float" office:value="0">
            <text:p>0</text:p>
          </table:table-cell>
          <table:table-cell table:formula="of:=[Characters.D7]" office:value-type="string" office:string-value="Small">
            <text:p>Small</text:p>
          </table:table-cell>
          <table:table-cell table:formula="of:=[Characters.E7]" office:value-type="string" office:string-value="Kobold">
            <text:p>Kobold</text:p>
          </table:table-cell>
          <table:table-cell table:formula="of:=[Characters.S7]" office:value-type="string" office:string-value="N/A">
            <text:p>N/A</text:p>
          </table:table-cell>
          <table:table-cell table:formula="of:=[Characters.T7]" office:value-type="string" office:string-value="N/A">
            <text:p>N/A</text:p>
          </table:table-cell>
          <table:table-cell table:formula="of:=[Characters.U7]" office:value-type="string" office:string-value="Ironscale">
            <text:p>Ironscale</text:p>
          </table:table-cell>
          <table:table-cell table:formula="of:=[Characters.V7]" office:value-type="string" office:string-value="Dwarven Helm">
            <text:p>Dwarven Helm</text:p>
          </table:table-cell>
          <table:table-cell table:formula="of:=[Characters.X7]" office:value-type="string" office:string-value="Celestian Hammer">
            <text:p>Celestian Hammer</text:p>
          </table:table-cell>
          <table:table-cell table:formula="of:=[Characters.Z7]" office:value-type="string" office:string-value="Diamond Plate">
            <text:p>Diamond Plate</text:p>
          </table:table-cell>
          <table:table-cell table:formula="of:=[Characters.AB7]" office:value-type="string" office:string-value="Heart-Shaped Locket">
            <text:p>Heart-Shaped Locket</text:p>
          </table:table-cell>
          <table:table-cell table:number-columns-repeated="999"/>
        </table:table-row>
        <table:table-row table:style-name="ro1" table:number-rows-repeated="1048568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Characters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number-columns-repeated="2" table:default-cell-style-name="ce2"/>
        <table:table-column table:style-name="co10" table:number-columns-repeated="3" table:default-cell-style-name="ce2"/>
        <table:table-column table:style-name="co5" table:number-columns-repeated="995" table:default-cell-style-name="ce2"/>
        <table:table-row table:style-name="ro1">
          <table:table-cell table:style-name="ce1" office:value-type="string">
            <text:p>Faction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Size</text:p>
          </table:table-cell>
          <table:table-cell table:style-name="ce1" office:value-type="string">
            <text:p>Race</text:p>
          </table:table-cell>
          <table:table-cell table:style-name="ce1" office:value-type="string">
            <text:p>Strength</text:p>
          </table:table-cell>
          <table:table-cell table:style-name="ce1" office:value-type="string">
            <text:p>Armor</text:p>
          </table:table-cell>
          <table:table-cell table:style-name="ce1" office:value-type="string">
            <text:p>Will</text:p>
          </table:table-cell>
          <table:table-cell table:style-name="ce1" office:value-type="string">
            <text:p>Dexterity</text:p>
          </table:table-cell>
          <table:table-cell table:style-name="ce1" office:value-type="string">
            <text:p>Movement</text:p>
          </table:table-cell>
          <table:table-cell table:style-name="ce1" office:value-type="string">
            <text:p>Actions</text:p>
          </table:table-cell>
          <table:table-cell table:style-name="ce1" office:value-type="string">
            <text:p>Health</text:p>
          </table:table-cell>
          <table:table-cell table:style-name="ce1" office:value-type="string">
            <text:p>Mana</text:p>
          </table:table-cell>
          <table:table-cell table:style-name="ce1" office:value-type="string">
            <text:p>Racial Traits</text:p>
          </table:table-cell>
          <table:table-cell table:style-name="ce1" office:value-type="string">
            <text:p>Traits</text:p>
          </table:table-cell>
          <table:table-cell table:style-name="ce1" office:value-type="string">
            <text:p>Abilities</text:p>
          </table:table-cell>
          <table:table-cell table:style-name="ce1" office:value-type="string">
            <text:p>Skills</text:p>
          </table:table-cell>
          <table:table-cell table:style-name="ce1" office:value-type="string">
            <text:p>Affinity</text:p>
          </table:table-cell>
          <table:table-cell table:style-name="ce1" office:value-type="string">
            <text:p>Mount Size</text:p>
          </table:table-cell>
          <table:table-cell table:style-name="ce1" office:value-type="string">
            <text:p>Mount</text:p>
          </table:table-cell>
          <table:table-cell table:style-name="ce1" office:value-type="string">
            <text:p>Card</text:p>
          </table:table-cell>
          <table:table-cell table:style-name="ce1" office:value-type="string">
            <text:p>Top Card</text:p>
          </table:table-cell>
          <table:table-cell table:style-name="ce1" office:value-type="string">
            <text:p>Top Description</text:p>
          </table:table-cell>
          <table:table-cell table:style-name="ce1" office:value-type="string">
            <text:p>Left Card</text:p>
          </table:table-cell>
          <table:table-cell table:style-name="ce1" office:value-type="string">
            <text:p>Left Description</text:p>
          </table:table-cell>
          <table:table-cell table:style-name="ce1" office:value-type="string">
            <text:p>Right Card</text:p>
          </table:table-cell>
          <table:table-cell table:style-name="ce1" office:value-type="string">
            <text:p>Right Description</text:p>
          </table:table-cell>
          <table:table-cell table:style-name="ce1" office:value-type="string">
            <text:p>Bottom Card</text:p>
          </table:table-cell>
          <table:table-cell table:style-name="ce1" office:value-type="string">
            <text:p>Bottom Description</text:p>
          </table:table-cell>
          <table:table-cell table:number-columns-repeated="995"/>
        </table:table-row>
        <table:table-row table:style-name="ro2">
          <table:table-cell office:value-type="string">
            <text:p>Kobold Colony Crag Mountain</text:p>
          </table:table-cell>
          <table:table-cell office:value-type="string">
            <text:p>Ranger</text:p>
          </table:table-cell>
          <table:table-cell office:value-type="string">
            <text:p>Kuvashtim</text:p>
          </table:table-cell>
          <table:table-cell office:value-type="string">
            <text:p>Small</text:p>
          </table:table-cell>
          <table:table-cell office:value-type="string">
            <text:p>Kobold</text:p>
          </table:table-cell>
          <table:table-cell office:value-type="string">
            <text:p>1sw 1b 1r</text:p>
          </table:table-cell>
          <table:table-cell office:value-type="string">
            <text:p>3b sh</text:p>
          </table:table-cell>
          <table:table-cell office:value-type="string">
            <text:p>2b</text:p>
          </table:table-cell>
          <table:table-cell office:value-type="string">
            <text:p>8mi 2b 1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Mob, Sense Dragon</text:p>
          </table:table-cell>
          <table:table-cell office:value-type="string">
            <text:p>Surefoot</text:p>
          </table:table-cell>
          <table:table-cell office:value-type="string">
            <text:p>2r: 8mi Burst 1</text:p>
            <text:p><text:span text:style-name="T1">1b: rng 6 Remedy</text:span></text:p>
          </table:table-cell>
          <table:table-cell office:value-type="string">
            <text:p>1b: +1b, Stealth</text:p>
            <text:p>1g: Sturdy: <text:s/>Never suffers more than a single wound.</text:p>
          </table:table-cell>
          <table:table-cell office:value-type="string">
            <text:p>Emerald</text:p>
          </table:table-cell>
          <table:table-cell table:number-columns-repeated="2" office:value-type="string">
            <text:p>N/A</text:p>
          </table:table-cell>
          <table:table-cell office:value-type="string">
            <text:p>Treffan Cedarbough</text:p>
          </table:table-cell>
          <table:table-cell office:value-type="string">
            <text:p>Glimmerwood Cloak</text:p>
          </table:table-cell>
          <table:table-cell office:value-type="string">
            <text:p>+1e DEX</text:p>
            <text:p>1b: Aura 3, Stealth</text:p>
          </table:table-cell>
          <table:table-cell office:value-type="string">
            <text:p>Moon Bow</text:p>
          </table:table-cell>
          <table:table-cell office:value-type="string">
            <text:p>+1e DEX</text:p>
            <text:p>1r: 8mi</text:p>
          </table:table-cell>
          <table:table-cell office:value-type="string">
            <text:p>Ancestral Mail</text:p>
          </table:table-cell>
          <table:table-cell office:value-type="string">
            <text:p>+1e ARM</text:p>
          </table:table-cell>
          <table:table-cell office:value-type="string">
            <text:p>Spawn Breaker</text:p>
          </table:table-cell>
          <table:table-cell office:value-type="string">
            <text:p>+1e STR</text:p>
            <text:p>When an enemy model spawns within range, this model may immediately make a melee attack against it.</text:p>
          </table:table-cell>
          <table:table-cell table:number-columns-repeated="995"/>
        </table:table-row>
        <table:table-row table:style-name="ro3">
          <table:table-cell office:value-type="string">
            <text:p>Kobold Colony Crag Mountain</text:p>
          </table:table-cell>
          <table:table-cell office:value-type="string">
            <text:p>Exemplar</text:p>
          </table:table-cell>
          <table:table-cell office:value-type="string">
            <text:p>Duragon</text:p>
          </table:table-cell>
          <table:table-cell office:value-type="string">
            <text:p>Small</text:p>
          </table:table-cell>
          <table:table-cell office:value-type="string">
            <text:p>Kobold</text:p>
          </table:table-cell>
          <table:table-cell office:value-type="string">
            <text:p>1sw 3b</text:p>
          </table:table-cell>
          <table:table-cell office:value-type="string">
            <text:p>2b 1r sh</text:p>
          </table:table-cell>
          <table:table-cell table:number-columns-repeated="2" office:value-type="string">
            <text:p>1b 1r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Mob, Sense Dragon</text:p>
          </table:table-cell>
          <table:table-cell office:value-type="string">
            <text:p>Immune: Knockdown</text:p>
          </table:table-cell>
          <table:table-cell office:value-type="string">
            <text:p>2r: sw, sweep 1, 1r STR, fire</text:p>
            <text:p>2b: Aura 3, +1 ARM, Immune: Knockdown</text:p>
          </table:table-cell>
          <table:table-cell office:value-type="string">
            <text:p>1b: Place a token next to any doorway, the next monster to move through that doorway usffers and offensive roll equal to the Exemplar's current STR, then remove the token.</text:p>
          </table:table-cell>
          <table:table-cell office:value-type="string">
            <text:p>Sapphire</text:p>
          </table:table-cell>
          <table:table-cell table:number-columns-repeated="2" office:value-type="string">
            <text:p>N/A</text:p>
          </table:table-cell>
          <table:table-cell office:value-type="string">
            <text:p>Wyrm Claw Exemplar</text:p>
          </table:table-cell>
          <table:table-cell office:value-type="string">
            <text:p>Sentinel Statuette</text:p>
          </table:table-cell>
          <table:table-cell office:value-type="string">
            <text:p>+1 ARM</text:p>
            <text:p>1r: 3sw, Knockdown</text:p>
          </table:table-cell>
          <table:table-cell office:value-type="string">
            <text:p>Monstrous Maul</text:p>
          </table:table-cell>
          <table:table-cell office:value-type="string">
            <text:p>+1 ARM</text:p>
            <text:p>2r: 2sw, +1 STR, Bane</text:p>
          </table:table-cell>
          <table:table-cell office:value-type="string">
            <text:p>Bejeweled Shield</text:p>
          </table:table-cell>
          <table:table-cell office:value-type="string">
            <text:p>+1 ARM, Backlash</text:p>
          </table:table-cell>
          <table:table-cell office:value-type="string">
            <text:p>Sapphire Crystal Shard</text:p>
          </table:table-cell>
          <table:table-cell office:value-type="string">
            <text:p>Affinity: +1e ARM</text:p>
            <text:p>+1r</text:p>
            <text:p>1b: Aura 1, +1 ARM</text:p>
          </table:table-cell>
          <table:table-cell table:number-columns-repeated="995"/>
        </table:table-row>
        <table:table-row table:style-name="ro3">
          <table:table-cell office:value-type="string">
            <text:p>Kobold Colony Crag Mountain</text:p>
          </table:table-cell>
          <table:table-cell office:value-type="string">
            <text:p>Templar</text:p>
          </table:table-cell>
          <table:table-cell office:value-type="string">
            <text:p>Durvaskitarn</text:p>
          </table:table-cell>
          <table:table-cell office:value-type="string">
            <text:p>Small</text:p>
          </table:table-cell>
          <table:table-cell office:value-type="string">
            <text:p>Kobold</text:p>
          </table:table-cell>
          <table:table-cell office:value-type="string">
            <text:p>3sw 2b 1r</text:p>
          </table:table-cell>
          <table:table-cell office:value-type="string">
            <text:p>2r sh</text:p>
          </table:table-cell>
          <table:table-cell table:number-columns-repeated="2" office:value-type="string">
            <text:p>1b 1r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Mob, Sense Dragon</text:p>
          </table:table-cell>
          <table:table-cell office:value-type="string">
            <text:p>Surefoot</text:p>
          </table:table-cell>
          <table:table-cell office:value-type="string">
            <text:p>2r: sw, Lance 3, Push 3</text:p>
            <text:p>2r: 2sw, +1 STR, Bane</text:p>
          </table:table-cell>
          <table:table-cell office:value-type="string">
            <text:p>1g: sw, Wave 1, Hex</text:p>
          </table:table-cell>
          <table:table-cell office:value-type="string">
            <text:p>Citrine</text:p>
          </table:table-cell>
          <table:table-cell office:value-type="string">
            <text:p>Large</text:p>
          </table:table-cell>
          <table:table-cell office:value-type="string">
            <text:p>Raptor</text:p>
          </table:table-cell>
          <table:table-cell office:value-type="string">
            <text:p>Wyrm Claw Templar</text:p>
          </table:table-cell>
          <table:table-cell office:value-type="string">
            <text:p>Burning Eye</text:p>
          </table:table-cell>
          <table:table-cell office:value-type="string">
            <text:p>+1e STR, fire</text:p>
          </table:table-cell>
          <table:table-cell office:value-type="string">
            <text:p>Citrine Crystal Shard</text:p>
          </table:table-cell>
          <table:table-cell office:value-type="string">
            <text:p>Affinity: +1e STR</text:p>
            <text:p>+1r STR</text:p>
            <text:p>1b: Aura 1, +1r STR</text:p>
          </table:table-cell>
          <table:table-cell office:value-type="string">
            <text:p>Heroic Spear</text:p>
          </table:table-cell>
          <table:table-cell office:value-type="string">
            <text:p>+1 STR</text:p>
            <text:p>2r: sw, Charge 6</text:p>
          </table:table-cell>
          <table:table-cell office:value-type="string">
            <text:p>Prickle Pear 'Splosion</text:p>
          </table:table-cell>
          <table:table-cell office:value-type="string">
            <text:p>+1e ARM</text:p>
            <text:p>1b: Place this model adjacent to another friendly model in LOS.</text:p>
          </table:table-cell>
          <table:table-cell table:number-columns-repeated="995"/>
        </table:table-row>
        <table:table-row table:style-name="ro4">
          <table:table-cell office:value-type="string">
            <text:p>Kobold Colony Crag Mountain</text:p>
          </table:table-cell>
          <table:table-cell office:value-type="string">
            <text:p>Dragon Priest</text:p>
          </table:table-cell>
          <table:table-cell office:value-type="string">
            <text:p>Ki</text:p>
          </table:table-cell>
          <table:table-cell office:value-type="string">
            <text:p>Small</text:p>
          </table:table-cell>
          <table:table-cell office:value-type="string">
            <text:p>Kobold</text:p>
          </table:table-cell>
          <table:table-cell office:value-type="string">
            <text:p>1sw 2b</text:p>
          </table:table-cell>
          <table:table-cell office:value-type="string">
            <text:p>1b 1r sh</text:p>
          </table:table-cell>
          <table:table-cell office:value-type="string">
            <text:p>6ma 2r</text:p>
          </table:table-cell>
          <table:table-cell office:value-type="string">
            <text:p>1b 1r</text:p>
          </table:table-cell>
          <table:table-cell office:value-type="float" office:value="7">
            <text:p>7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Mob, Sense Dragon</text:p>
          </table:table-cell>
          <table:table-cell office:value-type="string">
            <text:p>Mob</text:p>
          </table:table-cell>
          <table:table-cell office:value-type="string">
            <text:p>1b: Aura 3, all kobolds and drakes gain +1b STR</text:p>
            <text:p>2b: Aura 5, Stealth</text:p>
          </table:table-cell>
          <table:table-cell office:value-type="string">
            <text:p>N/A</text:p>
          </table:table-cell>
          <table:table-cell office:value-type="string">
            <text:p>Ruby</text:p>
          </table:table-cell>
          <table:table-cell table:number-columns-repeated="2" office:value-type="string">
            <text:p>N/A</text:p>
          </table:table-cell>
          <table:table-cell office:value-type="string">
            <text:p>Drago Priest</text:p>
          </table:table-cell>
          <table:table-cell office:value-type="string">
            <text:p>Mushroom Cap</text:p>
          </table:table-cell>
          <table:table-cell office:value-type="string">
            <text:p>+1 WILL</text:p>
            <text:p>2r: ma, Wave 1, Slow</text:p>
          </table:table-cell>
          <table:table-cell office:value-type="string">
            <text:p>Lightning Caster</text:p>
          </table:table-cell>
          <table:table-cell office:value-type="string">
            <text:p>+1 WILL</text:p>
            <text:p>2r: 6ma Arc</text:p>
          </table:table-cell>
          <table:table-cell office:value-type="string">
            <text:p>Ember Tower Robes</text:p>
          </table:table-cell>
          <table:table-cell office:value-type="string">
            <text:p>+1 WILL</text:p>
            <text:p>2r: Lance 3, 1b WILL, fire</text:p>
          </table:table-cell>
          <table:table-cell office:value-type="string">
            <text:p>Spellmaster Ring</text:p>
          </table:table-cell>
          <table:table-cell office:value-type="string">
            <text:p>+1 WILL</text:p>
            <text:p>2r: dangerous, 4ma, Burst 1, Hex</text:p>
          </table:table-cell>
          <table:table-cell table:number-columns-repeated="995"/>
        </table:table-row>
        <table:table-row table:style-name="ro5">
          <table:table-cell office:value-type="string">
            <text:p>Kobold Colony Crag Mountain</text:p>
          </table:table-cell>
          <table:table-cell office:value-type="string">
            <text:p>Ironscale</text:p>
          </table:table-cell>
          <table:table-cell/>
          <table:table-cell office:value-type="string">
            <text:p>Small</text:p>
          </table:table-cell>
          <table:table-cell office:value-type="string">
            <text:p>Kobold</text:p>
          </table:table-cell>
          <table:table-cell office:value-type="string">
            <text:p>1sw 2r</text:p>
          </table:table-cell>
          <table:table-cell office:value-type="string">
            <text:p>2st sh</text:p>
          </table:table-cell>
          <table:table-cell office:value-type="string">
            <text:p>2b</text:p>
          </table:table-cell>
          <table:table-cell office:value-type="string">
            <text:p>1b 1r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ob, Sense Dragon</text:p>
          </table:table-cell>
          <table:table-cell office:value-type="string">
            <text:p>Mob</text:p>
          </table:table-cell>
          <table:table-cell office:value-type="string">
            <text:p>1b: Aura 2, +1 ARM</text:p>
          </table:table-cell>
          <table:table-cell office:value-type="string">
            <text:p>N/A</text:p>
          </table:table-cell>
          <table:table-cell office:value-type="string">
            <text:p>Citrine Sapphire</text:p>
          </table:table-cell>
          <table:table-cell table:number-columns-repeated="2" office:value-type="string">
            <text:p>N/A</text:p>
          </table:table-cell>
          <table:table-cell office:value-type="string">
            <text:p>Ironscale</text:p>
          </table:table-cell>
          <table:table-cell office:value-type="string">
            <text:p>Dwarven Helm</text:p>
          </table:table-cell>
          <table:table-cell office:value-type="string">
            <text:p>+1 STR, Knockdown</text:p>
          </table:table-cell>
          <table:table-cell office:value-type="string">
            <text:p>Ogre Mace</text:p>
          </table:table-cell>
          <table:table-cell office:value-type="string">
            <text:p>+1r STR</text:p>
          </table:table-cell>
          <table:table-cell office:value-type="string">
            <text:p>Diamond Plate</text:p>
          </table:table-cell>
          <table:table-cell office:value-type="string">
            <text:p>+1r ARM</text:p>
          </table:table-cell>
          <table:table-cell office:value-type="string">
            <text:p>Heart-Shaped Locket</text:p>
          </table:table-cell>
          <table:table-cell office:value-type="string">
            <text:p>+1 HP</text:p>
          </table:table-cell>
          <table:table-cell table:number-columns-repeated="995"/>
        </table:table-row>
        <table:table-row table:style-name="ro5">
          <table:table-cell office:value-type="string">
            <text:p>Kobold Colony Crag Mountain</text:p>
          </table:table-cell>
          <table:table-cell office:value-type="string">
            <text:p>Ironscale</text:p>
          </table:table-cell>
          <table:table-cell/>
          <table:table-cell office:value-type="string">
            <text:p>Small</text:p>
          </table:table-cell>
          <table:table-cell office:value-type="string">
            <text:p>Kobold</text:p>
          </table:table-cell>
          <table:table-cell office:value-type="string">
            <text:p>1sw 2r</text:p>
          </table:table-cell>
          <table:table-cell office:value-type="string">
            <text:p>2st sh</text:p>
          </table:table-cell>
          <table:table-cell office:value-type="string">
            <text:p>2b</text:p>
          </table:table-cell>
          <table:table-cell office:value-type="string">
            <text:p>1b 1r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ob, Sense Dragon</text:p>
          </table:table-cell>
          <table:table-cell office:value-type="string">
            <text:p>Mob</text:p>
          </table:table-cell>
          <table:table-cell office:value-type="string">
            <text:p>1b: Aura 2, +1 ARM</text:p>
          </table:table-cell>
          <table:table-cell office:value-type="string">
            <text:p>N/A</text:p>
          </table:table-cell>
          <table:table-cell office:value-type="string">
            <text:p>Citrine Sapphire</text:p>
          </table:table-cell>
          <table:table-cell table:number-columns-repeated="2" office:value-type="string">
            <text:p>N/A</text:p>
          </table:table-cell>
          <table:table-cell office:value-type="string">
            <text:p>Ironscale</text:p>
          </table:table-cell>
          <table:table-cell office:value-type="string">
            <text:p>Dwarven Helm</text:p>
          </table:table-cell>
          <table:table-cell office:value-type="string">
            <text:p>+1 STR, Knockdown</text:p>
          </table:table-cell>
          <table:table-cell office:value-type="string">
            <text:p>Celestian Hammer</text:p>
          </table:table-cell>
          <table:table-cell office:value-type="string">
            <text:p>+1r STR</text:p>
          </table:table-cell>
          <table:table-cell office:value-type="string">
            <text:p>Diamond Plate</text:p>
          </table:table-cell>
          <table:table-cell office:value-type="string">
            <text:p>+1r ARM</text:p>
          </table:table-cell>
          <table:table-cell office:value-type="string">
            <text:p>Heart-Shaped Locket</text:p>
          </table:table-cell>
          <table:table-cell office:value-type="string">
            <text:p>+1 HP</text:p>
          </table:table-cell>
          <table:table-cell table:number-columns-repeated="995"/>
        </table:table-row>
        <table:table-row table:style-name="ro1">
          <table:table-cell office:value-type="string">
            <text:p>Order of Light</text:p>
          </table:table-cell>
          <table:table-cell office:value-type="string">
            <text:p>Sister</text:p>
          </table:table-cell>
          <table:table-cell office:value-type="string">
            <text:p>Brenna</text:p>
          </table:table-cell>
          <table:table-cell/>
          <table:table-cell office:value-type="string">
            <text:p>Human</text:p>
          </table:table-cell>
          <table:table-cell table:number-columns-repeated="15"/>
          <table:table-cell office:value-type="string">
            <text:p>Sister of Light</text:p>
          </table:table-cell>
          <table:table-cell office:value-type="string">
            <text:p>Forbidden Tome</text:p>
          </table:table-cell>
          <table:table-cell table:style-name="Default"/>
          <table:table-cell office:value-type="string">
            <text:p>Sceptre of the Archmage</text:p>
          </table:table-cell>
          <table:table-cell table:style-name="Default"/>
          <table:table-cell office:value-type="string">
            <text:p>Divine Vestments</text:p>
          </table:table-cell>
          <table:table-cell/>
          <table:table-cell office:value-type="string">
            <text:p>Vitamin Supplement</text:p>
          </table:table-cell>
          <table:table-cell table:number-columns-repeated="996"/>
        </table:table-row>
        <table:table-row table:style-name="ro1">
          <table:table-cell office:value-type="string">
            <text:p>Order of Light</text:p>
          </table:table-cell>
          <table:table-cell office:value-type="string">
            <text:p>Brother</text:p>
          </table:table-cell>
          <table:table-cell office:value-type="string">
            <text:p>Darius</text:p>
          </table:table-cell>
          <table:table-cell/>
          <table:table-cell office:value-type="string">
            <text:p>Human</text:p>
          </table:table-cell>
          <table:table-cell table:number-columns-repeated="15"/>
          <table:table-cell office:value-type="string">
            <text:p>Royal Paladin</text:p>
          </table:table-cell>
          <table:table-cell office:value-type="string">
            <text:p>Shield Ring</text:p>
          </table:table-cell>
          <table:table-cell table:style-name="Default"/>
          <table:table-cell office:value-type="string">
            <text:p>Arcadian Dervish</text:p>
          </table:table-cell>
          <table:table-cell table:style-name="Default"/>
          <table:table-cell office:value-type="string">
            <text:p>Stone Heart</text:p>
          </table:table-cell>
          <table:table-cell/>
          <table:table-cell office:value-type="string">
            <text:p>Sapphire Crystal Shard</text:p>
          </table:table-cell>
          <table:table-cell table:number-columns-repeated="996"/>
        </table:table-row>
        <table:table-row table:style-name="ro5">
          <table:table-cell office:value-type="string">
            <text:p>Starlight Adventuring Company</text:p>
          </table:table-cell>
          <table:table-cell office:value-type="string">
            <text:p>Captain</text:p>
          </table:table-cell>
          <table:table-cell office:value-type="string">
            <text:p>Leonidas</text:p>
          </table:table-cell>
          <table:table-cell/>
          <table:table-cell office:value-type="string">
            <text:p>Human</text:p>
          </table:table-cell>
          <table:table-cell table:number-columns-repeated="15"/>
          <table:table-cell office:value-type="string">
            <text:p>Captain of the Guard</text:p>
          </table:table-cell>
          <table:table-cell office:value-type="string">
            <text:p>Hammer Brooch</text:p>
          </table:table-cell>
          <table:table-cell/>
          <table:table-cell office:value-type="string">
            <text:p>Accursed Longsword</text:p>
          </table:table-cell>
          <table:table-cell/>
          <table:table-cell office:value-type="string">
            <text:p>Royal Guard Uniform</text:p>
          </table:table-cell>
          <table:table-cell/>
          <table:table-cell office:value-type="string">
            <text:p>Pure Heart Pendant</text:p>
          </table:table-cell>
          <table:table-cell table:number-columns-repeated="996"/>
        </table:table-row>
        <table:table-row table:style-name="ro5">
          <table:table-cell office:value-type="string">
            <text:p>Starlight Adventuring Company</text:p>
          </table:table-cell>
          <table:table-cell table:number-columns-repeated="19"/>
          <table:table-cell office:value-type="string">
            <text:p>Questing Knight</text:p>
          </table:table-cell>
          <table:table-cell office:value-type="string">
            <text:p>Cloak of Wards</text:p>
          </table:table-cell>
          <table:table-cell/>
          <table:table-cell office:value-type="string">
            <text:p>Devouring Sphere</text:p>
          </table:table-cell>
          <table:table-cell/>
          <table:table-cell office:value-type="string">
            <text:p>Blessed Spear</text:p>
          </table:table-cell>
          <table:table-cell/>
          <table:table-cell office:value-type="string">
            <text:p>Bubble Bop Grape Attack</text:p>
          </table:table-cell>
          <table:table-cell table:number-columns-repeated="996"/>
        </table:table-row>
        <table:table-row table:style-name="ro5">
          <table:table-cell office:value-type="string">
            <text:p>Starlight Adventuring Company</text:p>
          </table:table-cell>
          <table:table-cell table:number-columns-repeated="19"/>
          <table:table-cell office:value-type="string">
            <text:p>Royal Warden</text:p>
          </table:table-cell>
          <table:table-cell office:value-type="string">
            <text:p>Changeling Cloak</text:p>
          </table:table-cell>
          <table:table-cell/>
          <table:table-cell office:value-type="string">
            <text:p>Spider Bite</text:p>
          </table:table-cell>
          <table:table-cell/>
          <table:table-cell office:value-type="string">
            <text:p>Golem Shard Armor</text:p>
          </table:table-cell>
          <table:table-cell/>
          <table:table-cell office:value-type="string">
            <text:p>Portable Hole</text:p>
          </table:table-cell>
          <table:table-cell table:number-columns-repeated="996"/>
        </table:table-row>
        <table:table-row table:style-name="ro1">
          <table:table-cell/>
          <table:table-cell office:value-type="string">
            <text:p>Knucklehead</text:p>
          </table:table-cell>
          <table:table-cell office:value-type="string">
            <text:p>Berat</text:p>
          </table:table-cell>
          <table:table-cell/>
          <table:table-cell office:value-type="string">
            <text:p>Kobol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Knucklehead</text:p>
          </table:table-cell>
          <table:table-cell office:value-type="string">
            <text:p>Duris</text:p>
          </table:table-cell>
          <table:table-cell/>
          <table:table-cell office:value-type="string">
            <text:p>Kobol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Knucklehead</text:p>
          </table:table-cell>
          <table:table-cell office:value-type="string">
            <text:p>Bet</text:p>
          </table:table-cell>
          <table:table-cell/>
          <table:table-cell office:value-type="string">
            <text:p>Kobol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Knucklehead</text:p>
          </table:table-cell>
          <table:table-cell office:value-type="string">
            <text:p>Kus</text:p>
          </table:table-cell>
          <table:table-cell/>
          <table:table-cell office:value-type="string">
            <text:p>Kobol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Knucklehead</text:p>
          </table:table-cell>
          <table:table-cell office:value-type="string">
            <text:p>Tik</text:p>
          </table:table-cell>
          <table:table-cell/>
          <table:table-cell office:value-type="string">
            <text:p>Kobol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linger</text:p>
          </table:table-cell>
          <table:table-cell office:value-type="string">
            <text:p>Dud</text:p>
          </table:table-cell>
          <table:table-cell/>
          <table:table-cell office:value-type="string">
            <text:p>Kobol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linger</text:p>
          </table:table-cell>
          <table:table-cell office:value-type="string">
            <text:p>Kim</text:p>
          </table:table-cell>
          <table:table-cell/>
          <table:table-cell office:value-type="string">
            <text:p>Kobol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ragon Priest</text:p>
          </table:table-cell>
          <table:table-cell office:value-type="string">
            <text:p>Tal</text:p>
          </table:table-cell>
          <table:table-cell/>
          <table:table-cell office:value-type="string">
            <text:p>Kobol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aptain</text:p>
          </table:table-cell>
          <table:table-cell table:number-columns-repeated="2"/>
          <table:table-cell office:value-type="string">
            <text:p>Undead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hevalier</text:p>
          </table:table-cell>
          <table:table-cell table:number-columns-repeated="2"/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anger</text:p>
          </table:table-cell>
          <table:table-cell office:value-type="string">
            <text:p>Lexi</text:p>
          </table:table-cell>
          <table:table-cell/>
          <table:table-cell office:value-type="string">
            <text:p>Dark Elf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Knight</text:p>
          </table:table-cell>
          <table:table-cell office:value-type="string">
            <text:p>Dirk</text:p>
          </table:table-cell>
          <table:table-cell/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Warden</text:p>
          </table:table-cell>
          <table:table-cell office:value-type="string">
            <text:p>Logan</text:p>
          </table:table-cell>
          <table:table-cell/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Lady</text:p>
          </table:table-cell>
          <table:table-cell office:value-type="string">
            <text:p>Starlight</text:p>
          </table:table-cell>
          <table:table-cell/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ragon Blade</text:p>
          </table:table-cell>
          <table:table-cell office:value-type="string">
            <text:p>Galahad</text:p>
          </table:table-cell>
          <table:table-cell/>
          <table:table-cell office:value-type="string">
            <text:p>Elf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incan</text:p>
          </table:table-cell>
          <table:table-cell office:value-type="string">
            <text:p>Dugar</text:p>
          </table:table-cell>
          <table:table-cell/>
          <table:table-cell office:value-type="string">
            <text:p>Dwarf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Nercromancer</text:p>
          </table:table-cell>
          <table:table-cell office:value-type="string">
            <text:p>Barthalomew</text:p>
          </table:table-cell>
          <table:table-cell/>
          <table:table-cell office:value-type="string">
            <text:p>Elf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Nercromancer</text:p>
          </table:table-cell>
          <table:table-cell office:value-type="string">
            <text:p>Gregarious</text:p>
          </table:table-cell>
          <table:table-cell/>
          <table:table-cell office:value-type="string">
            <text:p>Elf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aptain of the Guard</text:p>
          </table:table-cell>
          <table:table-cell office:value-type="string">
            <text:p>Arestella</text:p>
          </table:table-cell>
          <table:table-cell/>
          <table:table-cell office:value-type="string">
            <text:p>Elf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Elder</text:p>
          </table:table-cell>
          <table:table-cell office:value-type="string">
            <text:p>Ulma</text:p>
          </table:table-cell>
          <table:table-cell/>
          <table:table-cell office:value-type="string">
            <text:p>Elf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randmaster</text:p>
          </table:table-cell>
          <table:table-cell office:value-type="string">
            <text:p>Terris</text:p>
          </table:table-cell>
          <table:table-cell/>
          <table:table-cell office:value-type="string">
            <text:p>Elf</text:p>
          </table:table-cell>
          <table:table-cell table:number-columns-repeated="10"/>
          <table:table-cell office:value-type="string">
            <text:p>Shift: Bear Form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Hunter</text:p>
          </table:table-cell>
          <table:table-cell table:number-columns-repeated="2"/>
          <table:table-cell office:value-type="string">
            <text:p>Human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Knight</text:p>
          </table:table-cell>
          <table:table-cell table:number-columns-repeated="2"/>
          <table:table-cell office:value-type="string">
            <text:p>Dark Elf</text:p>
          </table:table-cell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inherit" svg:font-family="inherit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9">08/29/2020</text:date>, <text:time>01:4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6M17S</meta:editing-duration>
    <meta:editing-cycles>5</meta:editing-cycles>
    <meta:generator>OpenOffice/4.1.7$Win32 OpenOffice.org_project/417m1$Build-9800</meta:generator>
    <dc:date>2020-08-29T01:40:48.30</dc:date>
    <meta:document-statistic meta:table-count="2" meta:cell-count="392" meta:object-count="0"/>
    <meta:user-defined meta:name="Info 1"/>
    <meta:user-defined meta:name="Info 2"/>
    <meta:user-defined meta:name="Info 3"/>
    <meta:user-defined meta:name="Info 4"/>
  </office:meta>
</office:document-meta>
</file>